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72c" officeooo:paragraph-rsid="0011a72c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1a72c" officeooo:paragraph-rsid="0011a72c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6" style:family="paragraph" style:parent-style-name="Standard">
      <style:text-properties officeooo:rsid="0014cbcc" officeooo:paragraph-rsid="0014cbcc"/>
    </style:style>
    <style:style style:name="P7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4ec9b0"/>
    </style:style>
    <style:style style:name="T7" style:family="text">
      <style:text-properties fo:color="#c586c0"/>
    </style:style>
    <style:style style:name="T8" style:family="text">
      <style:text-properties officeooo:rsid="001385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Search filter on </text:span>Drop down </text:p>
      <text:p text:style-name="P1"/>
      <text:p text:style-name="P1"/>
      <text:p text:style-name="P6">value =’’ :- <text:s/>show default all values</text:p>
      <text:p text:style-name="P6"/>
      <text:p text:style-name="P6">wire:model = <text:s/>“searchUserType” :- <text:s/>this variable/keyword used for search because it’s defined in component for search</text:p>
      <text:p text:style-name="P6"/>
      <text:p text:style-name="P3"><text:span text:style-name="T1">&lt;</text:span><text:span text:style-name="T2">div</text:span> <text:span text:style-name="T3">class</text:span>=<text:span text:style-name="T4">"col-md-4 search-form"</text:span><text:span text:style-name="T1">&gt;</text:span></text:p>
      <text:p text:style-name="P4"/>
      <text:p text:style-name="P2"><text:span text:style-name="T1">&lt;</text:span><text:span text:style-name="T2">select</text:span> <text:span text:style-name="T3">class</text:span>=<text:span text:style-name="T4">"filter-dropdown"</text:span> <text:span text:style-name="T3">wire:model</text:span>=<text:span text:style-name="T4">"searchUserType"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''</text:span><text:span text:style-name="T1">&gt;</text:span> User Roles 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'filmmaker'</text:span><text:span text:style-name="T1">&gt;</text:span> Film Maker 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'artist'</text:span><text:span text:style-name="T1">&gt;</text:span> Artist <text:span text:style-name="T1">&lt;/</text:span><text:span text:style-name="T2">option</text:span><text:span text:style-name="T1">&gt;</text:span></text:p>
      <text:p text:style-name="P2"><text:span text:style-name="T1">&lt;/</text:span><text:span text:style-name="T2">select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1"/>
      <text:p text:style-name="P1"/>
      <text:p text:style-name="P1"/>
      <text:p text:style-name="P3"><text:span text:style-name="T1">&lt;</text:span><text:span text:style-name="T2">div</text:span> <text:span text:style-name="T3">class</text:span>=<text:span text:style-name="T4">"col-md-4 search-form"</text:span><text:span text:style-name="T1">&gt;</text:span></text:p>
      <text:p text:style-name="P2"><text:span text:style-name="T1">&lt;</text:span><text:span text:style-name="T2">select</text:span> <text:span text:style-name="T3">class</text:span>=<text:span text:style-name="T4">"filter-dropdown"</text:span> <text:span text:style-name="T3">id</text:span>=<text:span text:style-name="T4">"genre-filter"</text:span> <text:span text:style-name="T3">wire:model</text:span>=<text:span text:style-name="T4">"searchGenre"</text:span></text:p>
      <text:p text:style-name="P2"><text:span text:style-name="T3">wire:loading.attr</text:span>=<text:span text:style-name="T4">"disabled"</text:span> <text:span text:style-name="T3">wire:target</text:span>=<text:span text:style-name="T4">"searchGenre"</text:span><text:span text:style-name="T1">&gt;</text:span></text:p>
      <text:p text:style-name="P2"><text:span text:style-name="T1">&lt;</text:span><text:span text:style-name="T2">option</text:span> <text:span text:style-name="T3">value</text:span>=<text:span text:style-name="T4">''</text:span><text:span text:style-name="T1">&gt;</text:span>Filter by genre<text:span text:style-name="T1">&lt;/</text:span><text:span text:style-name="T2">option</text:span><text:span text:style-name="T1">&gt;</text:span></text:p>
      <text:p text:style-name="P4"/>
      <text:p text:style-name="P2"><text:span text:style-name="T2">@foreach </text:span>(<text:span text:style-name="T3">$genreTypes</text:span> as <text:span text:style-name="T3">$genreType</text:span>)</text:p>
      <text:p text:style-name="P2"><text:span text:style-name="T1">&lt;</text:span><text:span text:style-name="T2">option</text:span> <text:span text:style-name="T3">value</text:span>=<text:span text:style-name="T4">"</text:span><text:span text:style-name="T5">{{</text:span><text:span text:style-name="T4"> </text:span><text:span text:style-name="T3">$genreType</text:span>-&gt;<text:span text:style-name="T3">id</text:span><text:span text:style-name="T4"> </text:span><text:span text:style-name="T5">}}</text:span><text:span text:style-name="T4">"</text:span><text:span text:style-name="T1">&gt;</text:span><text:span text:style-name="T5">{{</text:span> <text:span text:style-name="T3">$genreType</text:span>-&gt;<text:span text:style-name="T3">title</text:span> <text:span text:style-name="T5">}}</text:span><text:span text:style-name="T1">&lt;/</text:span><text:span text:style-name="T2">option</text:span><text:span text:style-name="T1">&gt;</text:span></text:p>
      <text:p text:style-name="P5">@endforeach</text:p>
      <text:p text:style-name="P2"><text:span text:style-name="T1">&lt;/</text:span><text:span text:style-name="T2">select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1"/>
      <text:p text:style-name="P1"/>
      <text:p text:style-name="P1"/>
      <text:p text:style-name="P3"><text:span text:style-name="T2">public</text:span> <text:span text:style-name="T2">function</text:span> <text:span text:style-name="T5">render</text:span>()</text:p>
      <text:p text:style-name="P2">{</text:p>
      <text:p text:style-name="P2"><text:span text:style-name="T3">$genreTypes</text:span> = <text:span text:style-name="T6">Genre</text:span>::<text:span text:style-name="T5">all</text:span>();</text:p>
      <text:p text:style-name="P7"/>
      <text:p text:style-name="P2"><text:span text:style-name="T3">$showList</text:span> = <text:span text:style-name="T6">User</text:span>::<text:span text:style-name="T5">query</text:span>();</text:p>
      <text:p text:style-name="P4"/>
      <text:p text:style-name="P2"><text:span text:style-name="T7">if</text:span>(<text:span text:style-name="T2">$this</text:span>-&gt;<text:span text:style-name="T3">searchGenre</text:span>){</text:p>
      <text:p text:style-name="P2"><text:span text:style-name="T3">$genre</text:span> = <text:span text:style-name="T2">$this</text:span>-&gt;<text:span text:style-name="T3">searchGenre</text:span>;</text:p>
      <text:p text:style-name="P2"><text:span text:style-name="T3">$showList</text:span> = <text:span text:style-name="T3">$showList</text:span>-&gt;<text:span text:style-name="T5">whereHas</text:span>(<text:span text:style-name="T4">'userProfile'</text:span>, <text:span text:style-name="T2">function</text:span>(<text:span text:style-name="T3">$query</text:span>) <text:span text:style-name="T2">use</text:span> (<text:span text:style-name="T3">$genre</text:span>) {</text:p>
      <text:p text:style-name="P4"/>
      <text:p text:style-name="P2"><text:span text:style-name="T3">$query</text:span>-&gt;<text:span text:style-name="T5">where</text:span>(<text:span text:style-name="T4">'genres_id'</text:span>, <text:span text:style-name="T3">$genre</text:span>);</text:p>
      <text:p text:style-name="P2">});</text:p>
      <text:p text:style-name="P2">}</text:p>
      <text:p text:style-name="P4"/>
      <text:p text:style-name="P2"><text:span text:style-name="T7">if</text:span>(<text:span text:style-name="T2">$this</text:span>-&gt;<text:span text:style-name="T3">searchUserType</text:span>){</text:p>
      <text:p text:style-name="P2"><text:span text:style-name="T3">$search</text:span> =<text:span text:style-name="T2">$this</text:span>-&gt;<text:span text:style-name="T3">searchUserType</text:span>;</text:p>
      <text:p text:style-name="P2"><text:span text:style-name="T3">$showList</text:span> = <text:span text:style-name="T3">$showList</text:span>-&gt;<text:span text:style-name="T5">where</text:span>(<text:span text:style-name="T2">function</text:span> (<text:span text:style-name="T3">$query</text:span>) <text:span text:style-name="T2">use</text:span> (<text:span text:style-name="T3">$search</text:span>) {</text:p>
      <text:p text:style-name="P2"><text:span text:style-name="T3">$query</text:span>-&gt;<text:span text:style-name="T5">where</text:span>(<text:span text:style-name="T4">'user_type'</text:span>, <text:span text:style-name="T4">'like'</text:span>, <text:span text:style-name="T4">'%'</text:span> . <text:span text:style-name="T3">$search</text:span> . <text:span text:style-name="T4">'%'</text:span>);</text:p>
      <text:p text:style-name="P4"><text:soft-page-break/></text:p>
      <text:p text:style-name="P2">});</text:p>
      <text:p text:style-name="P2">}</text:p>
      <text:p text:style-name="P4"/>
      <text:p text:style-name="P2"><text:span text:style-name="T7">if</text:span> (<text:span text:style-name="T2">$this</text:span>-&gt;<text:span text:style-name="T3">searchTerm</text:span>) {</text:p>
      <text:p text:style-name="P2"><text:span text:style-name="T3">$search</text:span> = <text:span text:style-name="T2">$this</text:span>-&gt;<text:span text:style-name="T3">searchTerm</text:span>;</text:p>
      <text:p text:style-name="P2"><text:span text:style-name="T3">$showList</text:span> = <text:span text:style-name="T3">$showList</text:span>-&gt;<text:span text:style-name="T5">where</text:span>(<text:span text:style-name="T2">function</text:span> (<text:span text:style-name="T3">$query</text:span>) <text:span text:style-name="T2">use</text:span> (<text:span text:style-name="T3">$search</text:span>) {</text:p>
      <text:p text:style-name="P2"><text:span text:style-name="T3">$query</text:span>-&gt;<text:span text:style-name="T5">where</text:span>(<text:span text:style-name="T4">'first_name'</text:span>, <text:span text:style-name="T4">'like'</text:span>, <text:span text:style-name="T4">'%'</text:span> . <text:span text:style-name="T3">$search</text:span> . <text:span text:style-name="T4">'%'</text:span>)</text:p>
      <text:p text:style-name="P2">-&gt;<text:span text:style-name="T5">orWhere</text:span>(<text:span text:style-name="T4">'user_type'</text:span>, <text:span text:style-name="T4">'like'</text:span>, <text:span text:style-name="T4">'%'</text:span> . <text:span text:style-name="T3">$search</text:span> . <text:span text:style-name="T4">'%'</text:span>)</text:p>
      <text:p text:style-name="P2">-&gt;<text:span text:style-name="T5">orWhereHas</text:span>(<text:span text:style-name="T4">'userProfile'</text:span>, <text:span text:style-name="T2">function</text:span> (<text:span text:style-name="T3">$query</text:span>) <text:span text:style-name="T2">use</text:span> (<text:span text:style-name="T3">$search</text:span>) {</text:p>
      <text:p text:style-name="P2"><text:span text:style-name="T3">$query</text:span>-&gt;<text:span text:style-name="T5">where</text:span>(<text:span text:style-name="T4">'city'</text:span>, <text:span text:style-name="T4">'like'</text:span>, <text:span text:style-name="T4">'%'</text:span> . <text:span text:style-name="T3">$search</text:span> . <text:span text:style-name="T4">'%'</text:span>)</text:p>
      <text:p text:style-name="P2">-&gt;<text:span text:style-name="T5">orWhere</text:span>(<text:span text:style-name="T4">'zip_code'</text:span>, <text:span text:style-name="T4">'like'</text:span>, <text:span text:style-name="T4">'%'</text:span> . <text:span text:style-name="T3">$search</text:span> . <text:span text:style-name="T4">'%'</text:span>);</text:p>
      <text:p text:style-name="P2">});</text:p>
      <text:p text:style-name="P2">});</text:p>
      <text:p text:style-name="P2">}</text:p>
      <text:p text:style-name="P4"/>
      <text:p text:style-name="P2"><text:span text:style-name="T3">$showList</text:span> = <text:span text:style-name="T3">$showList</text:span>-&gt;<text:span text:style-name="T5">whereNot</text:span>(<text:span text:style-name="T4">'user_type'</text:span>, <text:span text:style-name="T4">'admin'</text:span>)</text:p>
      <text:p text:style-name="P2">-&gt;<text:span text:style-name="T5">latest</text:span>()</text:p>
      <text:p text:style-name="P2">-&gt;<text:span text:style-name="T5">get</text:span>();</text:p>
      <text:p text:style-name="P4"/>
      <text:p text:style-name="P2"><text:span text:style-name="T7">return</text:span> <text:span text:style-name="T5">view</text:span>(<text:span text:style-name="T4">'livewire.deals.deals-index'</text:span>, [<text:span text:style-name="T4">'users'</text:span> =&gt; <text:span text:style-name="T3">$showList</text:span>, <text:span text:style-name="T4">'genreTypes'</text:span> =&gt; <text:span text:style-name="T3">$genreTypes</text:span>]);</text:p>
      <text:p text:style-name="P2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18:12:28.003844403</meta:creation-date>
    <dc:date>2023-06-06T18:16:37.052386859</dc:date>
    <meta:editing-duration>PT4M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185" meta:character-count="1732" meta:non-whitespace-character-count="1594"/>
  </office:meta>
</office:document-meta>
</file>